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7f9a" officeooo:paragraph-rsid="00177f9a" style:font-size-asian="14pt" style:font-size-complex="16pt"/>
    </style:style>
    <style:style style:name="P2" style:family="paragraph" style:parent-style-name="Standard">
      <style:text-properties fo:font-size="16pt" fo:font-weight="bold" officeooo:rsid="00177f9a" officeooo:paragraph-rsid="00177f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77f9a" officeooo:paragraph-rsid="00177f9a" style:font-size-asian="14pt" style:font-weight-asian="bold" style:font-size-complex="16pt" style:font-weight-complex="bold"/>
    </style:style>
    <style:style style:name="P4" style:family="paragraph" style:parent-style-name="Standard">
      <style:paragraph-properties fo:break-before="page"/>
      <style:text-properties fo:font-size="16pt" fo:font-weight="normal" officeooo:rsid="00177f9a" officeooo:paragraph-rsid="00177f9a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normal" officeooo:rsid="00177f9a" officeooo:paragraph-rsid="00177f9a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77f9a" officeooo:paragraph-rsid="00177f9a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новна адреса це буде <text:span text:style-name="T1">“/api/v1/”</text:span></text:p>
      <text:p text:style-name="P1"/>
      <text:p text:style-name="P2">Доступ всім</text:p>
      <text:p text:style-name="P1"/>
      <text:p text:style-name="P1"><text:span text:style-name="T1">“/login”</text:span> – сторінка логування</text:p>
      <text:p text:style-name="P1"><text:span text:style-name="T1">“/”</text:span>, <text:span text:style-name="T1">“/home”</text:span> – почасткова сторінка</text:p>
      <text:p text:style-name="P1"><text:span text:style-name="T1">“/registration/”</text:span> - сторінка для реєстрації</text:p>
      <text:p text:style-name="P1"><text:span text:style-name="T1">“/list”</text:span> – список активних посилань</text:p>
      <text:p text:style-name="P1"/>
      <text:p text:style-name="P1"/>
      <text:p text:style-name="P1">Доступ авторизованим користувачам <text:span text:style-name="T1">“/{user}”</text:span></text:p>
      <text:p text:style-name="P3">“/create” </text:p>
      <text:p text:style-name="P3">“/udate”</text:p>
      <text:p text:style-name="P3">“/delete”</text:p>
      <text:p text:style-name="P3"/>
      <text:p text:style-name="P4"><text:bookmark text:name="docs-internal-guid-6ac9e7d3-7fff-b815-d8d0-45eba8c4d669"/><text:span text:style-name="T2">2. Коротке посилання</text:span></text:p>
      <text:p text:style-name="P5"><text:span text:style-name="T2"><text:line-break/>-  Має містити коротке посилання, оригінальне, дату створення, кількість здійснених переходів на нього та користувача який його створив.<text:line-break/>-  Посилання має мати кінцевий термін дії<text:line-break/></text:span></text:p>
      <text:p text:style-name="P6"/>
      <text:p text:style-name="P6">- Cтворити сутності user, list</text:p>
      <text:p text:style-name="P6">- </text:p>
      <text:p text:style-name="P6"/>
      <text:p text:style-name="P6">- Опрацювати метод створення короткого посилання. (рандом)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37:26.645436356</meta:creation-date>
    <dc:date>2024-01-12T11:44:59.764509031</dc:date>
    <meta:editing-duration>PT3H7M33S</meta:editing-duration>
    <meta:editing-cycles>1</meta:editing-cycles>
    <meta:document-statistic meta:table-count="0" meta:image-count="0" meta:object-count="0" meta:page-count="2" meta:paragraph-count="15" meta:word-count="71" meta:character-count="543" meta:non-whitespace-character-count="478"/>
    <meta:generator>LibreOffice/7.5.9.2$Linux_X86_64 LibreOffice_project/50$Build-2</meta:generator>
  </office:meta>
</office:document-meta>
</file>